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4099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0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9614"/>
          <table:table-cell office:value-type="float" office:value="0.035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372.0"/>
          <table:table-cell office:value-type="float" office:value="2841.0"/>
          <table:table-cell office:value-type="float" office:value="715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7216"/>
          <table:table-cell office:value-type="float" office:value="1.566"/>
          <table:table-cell office:value-type="float" office:value="1.5"/>
          <table:table-cell office:value-type="float" office:value="71136.0"/>
          <table:table-cell office:value-type="float" office:value="0.0"/>
          <table:table-cell office:value-type="float" office:value="101.0"/>
          <table:table-cell office:value-type="float" office:value="3967.0"/>
          <table:table-cell office:value-type="float" office:value="75951.0"/>
          <table:table-cell office:value-type="float" office:value="2817.0"/>
          <table:table-cell office:value-type="float" office:value="7077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9806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35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5869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23291"/>
          <table:table-cell office:value-type="float" office:value="0.14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1546.0"/>
          <table:table-cell office:value-type="float" office:value="2841.0"/>
          <table:table-cell office:value-type="float" office:value="7169.0"/>
          <table:table-cell office:value-type="float" office:value="121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1921"/>
          <table:table-cell office:value-type="float" office:value="0.552"/>
          <table:table-cell office:value-type="float" office:value="0.48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1884.0"/>
          <table:table-cell office:value-type="float" office:value="27002.0"/>
          <table:table-cell office:value-type="float" office:value="2841.0"/>
          <table:table-cell office:value-type="float" office:value="7169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5106"/>
          <table:table-cell office:value-type="float" office:value="10.479"/>
          <table:table-cell office:value-type="float" office:value="10.42"/>
          <table:table-cell office:value-type="float" office:value="460600.0"/>
          <table:table-cell office:value-type="float" office:value="0.0"/>
          <table:table-cell office:value-type="float" office:value="319.0"/>
          <table:table-cell office:value-type="float" office:value="31604.0"/>
          <table:table-cell office:value-type="float" office:value="494064.0"/>
          <table:table-cell office:value-type="float" office:value="2817.0"/>
          <table:table-cell office:value-type="float" office:value="7089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5045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357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2635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2267"/>
          <table:table-cell office:value-type="float" office:value="0.114"/>
          <table:table-cell office:value-type="float" office:value="0.03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197.0"/>
          <table:table-cell office:value-type="float" office:value="707.0"/>
          <table:table-cell office:value-type="float" office:value="2841.0"/>
          <table:table-cell office:value-type="float" office:value="7162.0"/>
          <table:table-cell office:value-type="float" office:value="121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3565"/>
          <table:table-cell office:value-type="float" office:value="0.088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34.0"/>
          <table:table-cell office:value-type="float" office:value="502.0"/>
          <table:table-cell office:value-type="float" office:value="2841.0"/>
          <table:table-cell office:value-type="float" office:value="7162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1926"/>
          <table:table-cell office:value-type="float" office:value="3.979"/>
          <table:table-cell office:value-type="float" office:value="3.93"/>
          <table:table-cell office:value-type="float" office:value="191610.0"/>
          <table:table-cell office:value-type="float" office:value="0.0"/>
          <table:table-cell office:value-type="float" office:value="126.0"/>
          <table:table-cell office:value-type="float" office:value="8090.0"/>
          <table:table-cell office:value-type="float" office:value="200485.0"/>
          <table:table-cell office:value-type="float" office:value="2817.0"/>
          <table:table-cell office:value-type="float" office:value="7082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